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-内存管理(一)</text:p>
      <text:p text:style-name="Standard"></text:p>
      <text:p text:style-name="Standard">共享内存 </text:p>
      <text:p text:style-name="Standard"></text:p>
      <text:p text:style-name="Standard">大家都知道，进程的地址空间是独立的，它们之间互不影响。比如同样地址为0xabcd1234的内存，在不同的进程中，它们的数据是完全不同的。这样做的好处有：首先是每个进程的地址空间变大了，让编写程序更为容易。其次是一个进程崩溃了，不会影响其它进程，提高了系统的稳定性。 </text:p>
      <text:p text:style-name="Standard"></text:p>
      <text:p text:style-name="Standard">要做到进程的地址空间独立，光靠软件是难以实现的，通常还依赖于硬件的帮助。这种硬件称为MMU(Memory Manage Unit)，即所谓的内存管理单元。在这种体系结构下，内存分为物理内存和虚拟内存两种。物理内存就是实际的内存，机器上装了多大内存条就有多大的物理内存。而应用程序使用的是虚拟内存，访问内存数据时，由MMU根据页表把虚拟内存地址转换对应的物理内存地址。 </text:p>
      <text:p text:style-name="Standard"></text:p>
      <text:p text:style-name="Standard">MMU把各个进程的虚拟内存映射到不同的物理内存上，这样就能保证进程的虚拟内存地址是独立的。由于物理内存远远少于各个进程的虚拟内存的总和，操作系统会把暂时不用的内存数据写到磁盘上去，把腾出来的物理内存分配给有需要的进程使用。一般会创建一个专门的分区存放换出的内存数据，这个分区称为交换分区。 </text:p>
      <text:p text:style-name="Standard"></text:p>
      <text:p text:style-name="Standard">从虚拟内存到物理内存的映射并不是一个字节一个字节映射的，而是以一个称为页(page)最小单位的进行的。页的大小视具体硬件平台而定，通常是4K。当应用程序访问的虚拟内存的页面不在物理内存里时，MMU产生一个缺页中断，并挂起当前进程，缺页中断处理函数负责把相应的数据从磁盘读入内存，然后唤醒挂起的进程。 </text:p>
      <text:p text:style-name="Standard"></text:p>
      <text:p text:style-name="Standard">进程地址空间独立有它的好处，但我们需要在进程之间共享数据，比如两个进程共享同一段可执行代码或者共享其它数据，这就需要共享内存。实现共享内存非常容易，只要把两个进程的虚拟内存页面映射同一个物理内存页面就行了。</text:p>
      <text:p text:style-name="Standard"></text:p>
      <text:p text:style-name="Standard">在程序中使用共享内存非常简单，操作系统或者函数库提供了一些API。如Linux提供了： </text:p>
      <text:p text:style-name="Standard"></text:p>
      <text:p text:style-name="Standard">void * mmap(void *start, size_t length, int prot , int flags, int fd, off_t offset); </text:p>
      <text:p text:style-name="Standard">int munmap(void *start, size_t length); </text:p>
      <text:p text:style-name="Standard"></text:p>
      <text:p text:style-name="Standard">mmap是Linux下创建共享内存最正统的方法，其它共享内存接口都是以它为基础进行包装的。 mmap可以通过参数 start指定映射的地址，但是这个不能保证成功，实际的地址应以返回值为准。如果需要在不同进程之间传递共享内存的地址，最好是在所有进程中，把共享内存映射到同样的地址，为了保证映射成功，需要精心选择一些不常用的内存地址，并在程序初始化时就映射好。</text:p>
      <text:p text:style-name="Standard"></text:p>
      <text:p text:style-name="Standard">示例：</text:p>
      <text:p text:style-name="Standard"><text:soft-page-break/></text:p>
      <text:p text:style-name="Standard">下面我们用下循环队列(FIFO Ring)，在两个进程之间传递数据，由于循环队列在一个读一个写的情况下不需要加锁，暂时我们可以避开进程间同步的问题。</text:p>
      <text:p text:style-name="Standard"></text:p>
      <text:p text:style-name="Standard">o 创建共享内存</text:p>
      <text:p text:style-name="Standard"></text:p>
      <text:p text:style-name="Standard">static int g_shmem_fd = -1; </text:p>
      <text:p text:style-name="Standard">void* shmem_alloc(size_t size) </text:p>
      <text:p text:style-name="Standard">{ </text:p>
      <text:p text:style-name="Standard"><text:s text:c="4"/>g_shmem_fd = open("/dev/shm/demo", O_RDWR); </text:p>
      <text:p text:style-name="Standard"></text:p>
      <text:p text:style-name="Standard"><text:s text:c="4"/>if(g_shmem_fd &lt; 0) </text:p>
      <text:p text:style-name="Standard"><text:s text:c="4"/>{ </text:p>
      <text:p text:style-name="Standard"><text:s text:c="8"/>char* buffer = calloc(size, 1); </text:p>
      <text:p text:style-name="Standard"><text:s text:c="8"/>g_shmem_fd = open("/dev/shm/demo", O_RDWR | O_CREAT, 0640); </text:p>
      <text:p text:style-name="Standard"><text:s text:c="8"/>write(g_shmem_fd, buffer, size); </text:p>
      <text:p text:style-name="Standard"><text:s text:c="8"/>free(buffer); </text:p>
      <text:p text:style-name="Standard"><text:s text:c="4"/>} </text:p>
      <text:p text:style-name="Standard"></text:p>
      <text:p text:style-name="Standard"><text:s text:c="4"/>void* addr = <text:s/>mmap(0, size, PROT_READ | PROT_WRITE, MAP_SHARED, g_shmem_fd, 0); </text:p>
      <text:p text:style-name="Standard"></text:p>
      <text:p text:style-name="Standard"><text:s text:c="4"/>return addr; </text:p>
      <text:p text:style-name="Standard">} </text:p>
      <text:p text:style-name="Standard"></text:p>
      <text:p text:style-name="Standard">o 释放共享内存</text:p>
      <text:p text:style-name="Standard">void shmem_free(void* addr, size_t size) </text:p>
      <text:p text:style-name="Standard">{ </text:p>
      <text:p text:style-name="Standard"><text:s text:c="4"/>munmap(addr, size); </text:p>
      <text:p text:style-name="Standard"><text:s text:c="4"/>close(g_shmem_fd); </text:p>
      <text:p text:style-name="Standard"></text:p>
      <text:p text:style-name="Standard"><text:s text:c="4"/>return; </text:p>
      <text:p text:style-name="Standard">} </text:p>
      <text:p text:style-name="Standard"></text:p>
      <text:p text:style-name="Standard">这里用了一个全局变量 g_shmem_fd来保存文件描述符，这里不好的，在后面的内存管理器中，我们会把它封装到内存管理器。</text:p>
      <text:p text:style-name="Standard"></text:p>
      <text:p text:style-name="Standard">o 创建循环队列</text:p>
      <text:p text:style-name="Standard"></text:p>
      <text:p text:style-name="Standard">FifoRing* fifo_ring_create(size_t length) </text:p>
      <text:p text:style-name="Standard">{ </text:p>
      <text:p text:style-name="Standard"><text:s text:c="4"/>FifoRing* thiz = NULL; </text:p>
      <text:p text:style-name="Standard"></text:p>
      <text:p text:style-name="Standard"><text:s text:c="4"/>return_val_if_fail(length &gt; 1, NULL); </text:p>
      <text:p text:style-name="Standard"></text:p>
      <text:p text:style-name="Standard"><text:soft-page-break/><text:s text:c="4"/>thiz = (FifoRing*)shmem_alloc(sizeof(FifoRing) + length * sizeof(void*)); </text:p>
      <text:p text:style-name="Standard"></text:p>
      <text:p text:style-name="Standard"><text:s text:c="4"/>if(thiz != NULL) </text:p>
      <text:p text:style-name="Standard"><text:s text:c="4"/>{ </text:p>
      <text:p text:style-name="Standard"><text:s text:c="8"/>if(thiz-&gt;inited == 0) </text:p>
      <text:p text:style-name="Standard"><text:s text:c="8"/>{ </text:p>
      <text:p text:style-name="Standard"><text:s text:c="12"/>thiz-&gt;r_cursor = 0; </text:p>
      <text:p text:style-name="Standard"><text:s text:c="12"/>thiz-&gt;w_cursor = 0; </text:p>
      <text:p text:style-name="Standard"><text:s text:c="12"/>thiz-&gt;length <text:s text:c="2"/>= length; </text:p>
      <text:p text:style-name="Standard"><text:s text:c="12"/>thiz-&gt;inited = 1; </text:p>
      <text:p text:style-name="Standard"><text:s text:c="8"/>} </text:p>
      <text:p text:style-name="Standard"><text:s text:c="4"/>} </text:p>
      <text:p text:style-name="Standard"></text:p>
      <text:p text:style-name="Standard"><text:s text:c="4"/>return thiz; </text:p>
      <text:p text:style-name="Standard">}</text:p>
      <text:p text:style-name="Standard"></text:p>
      <text:p text:style-name="Standard">这里的 shmem_alloc代替了以前的malloc。</text:p>
      <text:p text:style-name="Standard"></text:p>
      <text:p text:style-name="Standard">o 销毁循环队列</text:p>
      <text:p text:style-name="Standard"></text:p>
      <text:p text:style-name="Standard">void fifo_ring_destroy(FifoRing* thiz) </text:p>
      <text:p text:style-name="Standard">{ </text:p>
      <text:p text:style-name="Standard"><text:s text:c="4"/>if(thiz != NULL) </text:p>
      <text:p text:style-name="Standard"><text:s text:c="4"/>{ </text:p>
      <text:p text:style-name="Standard"><text:s text:c="8"/>shmem_free(thiz, sizeof(FifoRing) + thiz-&gt;length * sizeof(void*)); </text:p>
      <text:p text:style-name="Standard"><text:s text:c="4"/>} </text:p>
      <text:p text:style-name="Standard"></text:p>
      <text:p text:style-name="Standard"><text:s text:c="4"/>return; </text:p>
      <text:p text:style-name="Standard">} </text:p>
      <text:p text:style-name="Standard">这里的shmem_free代替了以前的free。</text:p>
      <text:p text:style-name="Standard"></text:p>
      <text:p text:style-name="Standard">循环队列的其它函数实现不变，有兴趣的读者可以参考完整的示例代码。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文鼎PL细上海宋Uni" svg:font-family="文鼎PL细上海宋Uni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1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1" style:font-size-asian="12pt" style:language-asian="zh" style:country-asian="CN" style:font-name-complex="文鼎PL细上海宋Uni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1" style:font-size-asian="14pt" style:font-name-complex="文鼎PL细上海宋Un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文鼎PL细上海宋Uni" fo:font-size="10pt" style:font-name-asian="文鼎PL细上海宋Uni" style:font-size-asian="10pt" style:font-name-complex="文鼎PL细上海宋Uni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ixianjing</meta:initial-creator>
    <meta:creation-date>2009-04-12T07:14:55</meta:creation-date>
    <dc:creator>lixianjing</dc:creator>
    <dc:date>2009-04-22T08:38:18</dc:date>
    <meta:editing-cycles>112</meta:editing-cycles>
    <meta:editing-duration>PT3H2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8" meta:word-count="765" meta:character-count="2544"/>
  </office:meta>
</office:document-meta>
</file>